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7.932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pth2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euristicName</text:p>
          </table:table-cell>
          <table:table-cell table:number-columns-repeated="3" office:value-type="string" calcext:value-type="string">
            <text:p>maxTile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Largest L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Dynamic Snake 2x2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3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 x 2 game using Monotonic(With Fail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3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Largest L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3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Dynamic Snake 3x3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3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3 x 3 game using Monotonic(With Fail)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table:number-columns-repeated="3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4 x 4 game using Sum Cells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Dynamic Snake 4x4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4 x 4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Sum Cells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Largest Lower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table:number-columns-repeated="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table:number-columns-repeated="2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table:number-columns-repeated="2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table:number-columns-repeated="2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Dynamic Snake 5x5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table:number-columns-repeated="2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table:number-columns-repeated="2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  <table:table-row table:style-name="ro1">
          <table:table-cell office:value-type="string" calcext:value-type="string">
            <text:p>5 x 5 game using Monotonic(With Fail)</text:p>
          </table:table-cell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/>
        </table:table-row>
      </table:table>
      <table:table table:name="Sheet2" table:style-name="ta1">
        <table:table-column table:style-name="co3" table:number-columns-repeated="5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COUNTIF([$depth2.B$1102:.B$1201]; COM.MICROSOFT.CONCAT(&quot;&gt;=&quot;; [.$A2]))" office:value-type="float" office:value="92" calcext:value-type="float">
            <text:p>92</text:p>
          </table:table-cell>
          <table:table-cell table:formula="of:=COUNTIF([$depth2.C$1102:.C$1201]; COM.MICROSOFT.CONCAT(&quot;&gt;=&quot;; [.$A2]))" office:value-type="float" office:value="100" calcext:value-type="float">
            <text:p>100</text:p>
          </table:table-cell>
          <table:table-cell table:formula="of:=COUNTIF([$depth2.D$1102:.D$1201]; COM.MICROSOFT.CONCAT(&quot;&gt;=&quot;; [.$A2]))" office:value-type="float" office:value="100" calcext:value-type="float">
            <text:p>100</text:p>
          </table:table-cell>
          <table:table-cell table:formula="of:=COUNTIF([$depth2.E$1102:.E$1201]; COM.MICROSOFT.CONCAT(&quot;&gt;=&quot;; [.$A2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COUNTIF([$depth2.B$1102:.B$1201]; COM.MICROSOFT.CONCAT(&quot;&gt;=&quot;; [.$A3]))" office:value-type="float" office:value="60" calcext:value-type="float">
            <text:p>60</text:p>
          </table:table-cell>
          <table:table-cell table:formula="of:=COUNTIF([$depth2.C$1102:.C$1201]; COM.MICROSOFT.CONCAT(&quot;&gt;=&quot;; [.$A3]))" office:value-type="float" office:value="99" calcext:value-type="float">
            <text:p>99</text:p>
          </table:table-cell>
          <table:table-cell table:formula="of:=COUNTIF([$depth2.D$1102:.D$1201]; COM.MICROSOFT.CONCAT(&quot;&gt;=&quot;; [.$A3]))" office:value-type="float" office:value="100" calcext:value-type="float">
            <text:p>100</text:p>
          </table:table-cell>
          <table:table-cell table:formula="of:=COUNTIF([$depth2.E$1102:.E$1201]; COM.MICROSOFT.CONCAT(&quot;&gt;=&quot;; [.$A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COUNTIF([$depth2.B$1102:.B$1201]; COM.MICROSOFT.CONCAT(&quot;&gt;=&quot;; [.$A4]))" office:value-type="float" office:value="15" calcext:value-type="float">
            <text:p>15</text:p>
          </table:table-cell>
          <table:table-cell table:formula="of:=COUNTIF([$depth2.C$1102:.C$1201]; COM.MICROSOFT.CONCAT(&quot;&gt;=&quot;; [.$A4]))" office:value-type="float" office:value="87" calcext:value-type="float">
            <text:p>87</text:p>
          </table:table-cell>
          <table:table-cell table:formula="of:=COUNTIF([$depth2.D$1102:.D$1201]; COM.MICROSOFT.CONCAT(&quot;&gt;=&quot;; [.$A4]))" office:value-type="float" office:value="99" calcext:value-type="float">
            <text:p>99</text:p>
          </table:table-cell>
          <table:table-cell table:formula="of:=COUNTIF([$depth2.E$1102:.E$1201]; COM.MICROSOFT.CONCAT(&quot;&gt;=&quot;; [.$A4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COUNTIF([$depth2.B$1102:.B$1201]; COM.MICROSOFT.CONCAT(&quot;&gt;=&quot;; [.$A5]))" office:value-type="float" office:value="0" calcext:value-type="float">
            <text:p>0</text:p>
          </table:table-cell>
          <table:table-cell table:formula="of:=COUNTIF([$depth2.C$1102:.C$1201]; COM.MICROSOFT.CONCAT(&quot;&gt;=&quot;; [.$A5]))" office:value-type="float" office:value="50" calcext:value-type="float">
            <text:p>50</text:p>
          </table:table-cell>
          <table:table-cell table:formula="of:=COUNTIF([$depth2.D$1102:.D$1201]; COM.MICROSOFT.CONCAT(&quot;&gt;=&quot;; [.$A5]))" office:value-type="float" office:value="90" calcext:value-type="float">
            <text:p>90</text:p>
          </table:table-cell>
          <table:table-cell table:formula="of:=COUNTIF([$depth2.E$1102:.E$1201]; COM.MICROSOFT.CONCAT(&quot;&gt;=&quot;; [.$A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COUNTIF([$depth2.B$1102:.B$1201]; COM.MICROSOFT.CONCAT(&quot;&gt;=&quot;; [.$A6]))" office:value-type="float" office:value="0" calcext:value-type="float">
            <text:p>0</text:p>
          </table:table-cell>
          <table:table-cell table:formula="of:=COUNTIF([$depth2.C$1102:.C$1201]; COM.MICROSOFT.CONCAT(&quot;&gt;=&quot;; [.$A6]))" office:value-type="float" office:value="1" calcext:value-type="float">
            <text:p>1</text:p>
          </table:table-cell>
          <table:table-cell table:formula="of:=COUNTIF([$depth2.D$1102:.D$1201]; COM.MICROSOFT.CONCAT(&quot;&gt;=&quot;; [.$A6]))" office:value-type="float" office:value="57" calcext:value-type="float">
            <text:p>57</text:p>
          </table:table-cell>
          <table:table-cell table:formula="of:=COUNTIF([$depth2.E$1102:.E$1201]; COM.MICROSOFT.CONCAT(&quot;&gt;=&quot;; [.$A6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COUNTIF([$depth2.B$1102:.B$1201]; COM.MICROSOFT.CONCAT(&quot;&gt;=&quot;; [.$A7]))" office:value-type="float" office:value="0" calcext:value-type="float">
            <text:p>0</text:p>
          </table:table-cell>
          <table:table-cell table:formula="of:=COUNTIF([$depth2.C$1102:.C$1201]; COM.MICROSOFT.CONCAT(&quot;&gt;=&quot;; [.$A7]))" office:value-type="float" office:value="0" calcext:value-type="float">
            <text:p>0</text:p>
          </table:table-cell>
          <table:table-cell table:formula="of:=COUNTIF([$depth2.D$1102:.D$1201]; COM.MICROSOFT.CONCAT(&quot;&gt;=&quot;; [.$A7]))" office:value-type="float" office:value="5" calcext:value-type="float">
            <text:p>5</text:p>
          </table:table-cell>
          <table:table-cell table:formula="of:=COUNTIF([$depth2.E$1102:.E$1201]; COM.MICROSOFT.CONCAT(&quot;&gt;=&quot;; [.$A7])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3T02:30:36.460509193</dc:date>
    <meta:editing-duration>PT1H8M</meta:editing-duration>
    <meta:editing-cycles>1</meta:editing-cycles>
    <meta:document-statistic meta:table-count="2" meta:cell-count="6175" meta:object-count="0"/>
    <meta:generator>LibreOffice/7.5.1.2$Linux_X86_64 LibreOffice_project/50$Build-2</meta:generator>
  </office:meta>
</office:document-meta>
</file>